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d3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a933"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b4c7dc"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00a933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ff0000"/>
    </style:style>
    <style:style style:name="T1" style:family="text">
      <style:text-properties fo:color="#158466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style:text-position="super 58%" fo:font-weight="bold" style:font-weight-asian="bold" style:font-weight-complex="bold"/>
    </style:style>
    <style:style style:name="T4" style:family="text">
      <style:text-properties fo:color="#ff0000" style:text-position="33% 58%" fo:font-weight="bold" style:font-weight-asian="bold" style:font-weight-complex="bold"/>
    </style:style>
    <style:style style:name="T5" style:family="text">
      <style:text-properties fo:color="#ff0000" style:text-position="0% 100%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Répartion des tach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Quentin</text:p>
          </table:table-cell>
          <table:table-cell table:style-name="ce1" office:value-type="string" calcext:value-type="string">
            <text:p>Xavie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Personne principa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épartition des taches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Personne annex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storming / Conceptio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e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eau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rsonnage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stre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ot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ype terrain / Type case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étence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A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aquette IHM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vadoc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HM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éation des imag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6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in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de projet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ning" table:style-name="ta1">
        <office:forms form:automatic-focus="false" form:apply-design-mode="false"/>
        <table:table-column table:style-name="co4" table:default-cell-style-name="ce5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12" table:default-cell-style-name="ce5"/>
        <table:table-column table:style-name="co13" table:number-columns-repeated="3" table:default-cell-style-name="ce5"/>
        <table:table-column table:style-name="co8" table:number-columns-repeated="8" table:default-cell-style-name="ce5"/>
        <table:table-column table:style-name="co7" table:default-cell-style-name="ce5"/>
        <table:table-column table:style-name="co4" table:number-columns-repeated="997" table:default-cell-style-name="ce5"/>
        <table:table-row table:style-name="ro5">
          <table:table-cell office:value-type="string">
            <text:p>Légende</text:p>
          </table:table-cell>
          <table:table-cell table:style-name="ce13"/>
          <table:table-cell office:value-type="string">
            <text:p>Tache</text:p>
          </table:table-cell>
          <table:table-cell office:value-type="string">
            <text:p>Semaine 1</text:p>
          </table:table-cell>
          <table:table-cell office:value-type="string" table:number-columns-spanned="2" table:number-rows-spanned="1">
            <text:p>Semaine 2</text:p>
          </table:table-cell>
          <table:covered-table-cell/>
          <table:table-cell office:value-type="string">
            <text:p>Semaine 3</text:p>
          </table:table-cell>
          <table:table-cell office:value-type="string" table:number-columns-spanned="2" table:number-rows-spanned="1">
            <text:p>Semaine 4</text:p>
          </table:table-cell>
          <table:covered-table-cell/>
          <table:table-cell office:value-type="string" table:number-columns-spanned="2" table:number-rows-spanned="1">
            <text:p>Semaine 5</text:p>
            <text:p><text:span text:style-name="T1">Vacances</text:span></text:p>
          </table:table-cell>
          <table:covered-table-cell/>
          <table:table-cell office:value-type="string">
            <text:p>Semaine 6</text:p>
            <text:p><text:span text:style-name="T1">Vacances</text:span></text:p>
          </table:table-cell>
          <table:table-cell office:value-type="string">
            <text:p>Semaine 7</text:p>
            <text:p><text:span text:style-name="T2">1</text:span><text:span text:style-name="T3">er</text:span><text:span text:style-name="T2"> Jalon</text:span></text:p>
          </table:table-cell>
          <table:table-cell office:value-type="string" table:number-columns-spanned="2" table:number-rows-spanned="1">
            <text:p>Semaine 8</text:p>
            <text:p><text:span text:style-name="T2">1</text:span><text:span text:style-name="T3">er</text:span><text:span text:style-name="T2"> Dépôt</text:span></text:p>
          </table:table-cell>
          <table:covered-table-cell/>
          <table:table-cell table:style-name="ce27" office:value-type="string" table:number-columns-spanned="3" table:number-rows-spanned="1">
            <text:p>Semaine 9</text:p>
          </table:table-cell>
          <table:covered-table-cell table:number-columns-repeated="2"/>
          <table:table-cell table:style-name="ce27" office:value-type="string" table:number-columns-spanned="2" table:number-rows-spanned="1">
            <text:p>Semaine 10</text:p>
          </table:table-cell>
          <table:covered-table-cell/>
          <table:table-cell table:style-name="ce27" office:value-type="string" table:number-columns-spanned="2" table:number-rows-spanned="1">
            <text:p>Semaine 11</text:p>
          </table:table-cell>
          <table:covered-table-cell/>
          <table:table-cell table:style-name="ce27" office:value-type="string" table:number-columns-spanned="2" table:number-rows-spanned="1">
            <text:p>Semaine 12</text:p>
          </table:table-cell>
          <table:covered-table-cell/>
          <table:table-cell office:value-type="string" table:number-columns-spanned="2" table:number-rows-spanned="1">
            <text:p>Semaine 13</text:p>
            <text:p><text:span text:style-name="T2">2</text:span><text:span text:style-name="T4">ème</text:span><text:span text:style-name="T2"> Jalon</text:span></text:p>
          </table:table-cell>
          <table:covered-table-cell/>
          <table:table-cell office:value-type="string">
            <text:p>Semaine 14</text:p>
            <text:p><text:span text:style-name="T5">2</text:span><text:span text:style-name="T4">ème</text:span><text:span text:style-name="T5"> Dépôt</text:span></text:p>
          </table:table-cell>
          <table:table-cell table:style-name="ce27" office:value-type="string">
            <text:p>Total</text:p>
          </table:table-cell>
          <table:table-cell table:number-columns-repeated="996"/>
        </table:table-row>
        <table:table-row table:style-name="ro5">
          <table:table-cell table:style-name="ce8" office:value-type="string">
            <text:p>Benoit</text:p>
          </table:table-cell>
          <table:table-cell/>
          <table:table-cell table:style-name="ce3" office:value-type="string">
            <text:p>Répartition des taches</text:p>
          </table:table-cell>
          <table:table-cell table:style-name="ce15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5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17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9" table:formula="of:=SUM([.E4];[.G4];[.I4];[.E6];[.G6];[.I6];[.Q7];[.P10];[.V10];[.R17];[.T17];[.U17];[.W17];[.Y17];[.W22];[.U22];[.S22];[.P22])" office:value-type="float" office:value="42">
            <text:p>42</text:p>
          </table:table-cell>
          <table:table-cell table:number-columns-repeated="996"/>
        </table:table-row>
        <table:table-row table:style-name="ro5">
          <table:table-cell table:style-name="ce9" office:value-type="string">
            <text:p>Robin</text:p>
          </table:table-cell>
          <table:table-cell/>
          <table:table-cell table:style-name="ce3" office:value-type="string">
            <text:p>Brainstorming / Conception</text:p>
          </table:table-cell>
          <table:table-cell table:style-name="ce15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17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2" table:formula="of:=SUM([.H4];[.H6];[.H7];[.G7];[.G10];[.G11];[.E11];[.J8];[.J9];[.J11];[.J13];[.J14];[.N4];[.N6];[.N7];[.S7];[.Q10];[.S10];[.U10];[.N13];[.U13];[.P18];[.N18];[.U18];[.W18];[.Z19];[.T22];[.Y6];[.Z13])" office:value-type="float" office:value="54.5">
            <text:p>54,5</text:p>
          </table:table-cell>
          <table:table-cell table:number-columns-repeated="996"/>
        </table:table-row>
        <table:table-row table:style-name="ro5">
          <table:table-cell table:style-name="ce10" office:value-type="string">
            <text:p>Quentin</text:p>
          </table:table-cell>
          <table:table-cell/>
          <table:table-cell table:style-name="ce3" office:value-type="string">
            <text:p>Case</text:p>
          </table:table-cell>
          <table:table-cell table:style-name="ce2"/>
          <table:table-cell table:style-name="ce19" office:value-type="float" office:value="3" table:number-columns-spanned="2" table:number-rows-spanned="1">
            <text:p>3</text:p>
          </table:table-cell>
          <table:covered-table-cell table:style-name="ce23"/>
          <table:table-cell table:style-name="ce19" office:value-type="float" office:value="2">
            <text:p>2</text:p>
          </table:table-cell>
          <table:table-cell table:style-name="ce22" office:value-type="float" office:value="2.5">
            <text:p>2,5</text:p>
          </table:table-cell>
          <table:table-cell table:style-name="ce19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5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1" table:formula="of:=SUM([.E8];[.E9];[.E10];[.P6];[.P7];[.N8];[.P8];[.N9];[.P9];[.P13];[.P14];[.S14];[.U14];[.P16];[.S16];[.U16];[.P17];[.N19];[.W21];[.Y19];[.Y21])" office:value-type="float" office:value="43.5">
            <text:p>43,5</text:p>
          </table:table-cell>
          <table:table-cell table:number-columns-repeated="996"/>
        </table:table-row>
        <table:table-row table:style-name="ro5">
          <table:table-cell table:style-name="ce11" office:value-type="string">
            <text:p>Xavier</text:p>
          </table:table-cell>
          <table:table-cell/>
          <table:table-cell table:style-name="ce3" office:value-type="string">
            <text:p>Position</text:p>
          </table:table-cell>
          <table:table-cell table:style-name="ce16" office:value-type="float" office:value="1">
            <text:p>1</text:p>
          </table:table-cell>
          <table:table-cell table:style-name="ce20" table:number-columns-spanned="2" table:number-rows-spanned="1"/>
          <table:covered-table-cell table:style-name="ce16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0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6" table:formula="of:=SUM([.D5];[.F8];[.F9];[.G13];[.H13];[.K13];[.O4];[.O6];[.O7];[.Q6];[.N12];[.O13];[.M15];[.N15];[.O18];[.Q13];[.S13];[.U12];[.V13];[.W13];[.Y13];[.Q17];[.Q18];[.S17];[.V18];[.X18];[.Y18])" office:value-type="float" office:value="57.5">
            <text:p>57,5</text:p>
          </table:table-cell>
          <table:table-cell table:number-columns-repeated="996"/>
        </table:table-row>
        <table:table-row table:style-name="ro5">
          <table:table-cell table:style-name="ce12" office:value-type="string">
            <text:p>Tout le monde</text:p>
          </table:table-cell>
          <table:table-cell/>
          <table:table-cell table:style-name="ce3" office:value-type="string">
            <text:p>Plateau</text:p>
          </table:table-cell>
          <table:table-cell table:style-name="ce17"/>
          <table:table-cell table:style-name="ce19" office:value-type="float" office:value="3" table:number-columns-spanned="2" table:number-rows-spanned="1">
            <text:p>3</text:p>
          </table:table-cell>
          <table:covered-table-cell table:style-name="ce19"/>
          <table:table-cell table:style-name="ce19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2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2.5">
            <text:p>2,5</text:p>
          </table:table-cell>
          <table:table-cell table:style-name="ce16" office:value-type="float" office:value="1.5" table:number-columns-spanned="2" table:number-rows-spanned="1">
            <text:p>1,5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22" office:value-type="float" office:value="0.5" table:number-columns-spanned="2" table:number-rows-spanned="1">
            <text:p>0,5</text:p>
          </table:table-cell>
          <table:covered-table-cell table:style-name="ce17"/>
          <table:table-cell table:style-name="ce17"/>
          <table:table-cell table:style-name="ce15" table:formula="of:=SUM([.D2];[.D3];[.E16];[.G16];[.H16];[.J16];[.E22:.J22];[.E23:.AA23];[.M2];[.D21:.AA21])" office:value-type="float" office:value="36.5">
            <text:p>36,5</text:p>
          </table:table-cell>
          <table:table-cell table:number-columns-repeated="996"/>
        </table:table-row>
        <table:table-row table:style-name="ro5">
          <table:table-cell table:number-columns-repeated="2"/>
          <table:table-cell table:style-name="ce3" office:value-type="string">
            <text:p>Personnage</text:p>
          </table:table-cell>
          <table:table-cell table:style-name="ce17"/>
          <table:table-cell table:style-name="ce18" table:number-columns-spanned="2" table:number-rows-spanned="1"/>
          <table:covered-table-cell table:style-name="ce18"/>
          <table:table-cell table:style-name="ce22" office:value-type="float" office:value="2">
            <text:p>2</text:p>
          </table:table-cell>
          <table:table-cell table:style-name="ce22" office:value-type="float" office:value="2.5" table:number-columns-spanned="2" table:number-rows-spanned="1">
            <text:p>2,5</text:p>
          </table:table-cell>
          <table:covered-table-cell table:style-name="ce22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19" office:value-type="float" office:value="1.5" table:number-columns-spanned="2" table:number-rows-spanned="1">
            <text:p>1,5</text:p>
          </table:table-cell>
          <table:covered-table-cell table:style-name="ce28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Monstre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/>
          <table:table-cell table:style-name="ce17" table:number-columns-spanned="2" table:number-rows-spanned="1"/>
          <table:covered-table-cell table:style-name="Default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7" table:number-columns-repeated="2"/>
          <table:table-cell table:style-name="ce21" office:value-type="float" office:value="1.5" table:number-columns-spanned="2" table:number-rows-spanned="1">
            <text:p>1,5</text:p>
          </table:table-cell>
          <table:covered-table-cell table:style-name="ce21"/>
          <table:table-cell table:style-name="ce21" office:value-type="float" office:value="1" table:number-columns-spanned="3" table:number-rows-spanned="1">
            <text:p>1</text:p>
          </table:table-cell>
          <table:covered-table-cell table:number-columns-repeated="2" table:style-name="ce21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Chasseur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/>
          <table:table-cell table:style-name="ce17" table:number-columns-spanned="2" table:number-rows-spanned="1"/>
          <table:covered-table-cell table:style-name="Default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7" table:number-columns-repeated="2"/>
          <table:table-cell table:style-name="ce21" office:value-type="float" office:value="1.5" table:number-columns-spanned="2" table:number-rows-spanned="1">
            <text:p>1,5</text:p>
          </table:table-cell>
          <table:covered-table-cell table:style-name="ce21"/>
          <table:table-cell table:style-name="ce21" office:value-type="float" office:value="1" table:number-columns-spanned="3" table:number-rows-spanned="1">
            <text:p>1</text:p>
          </table:table-cell>
          <table:covered-table-cell table:number-columns-repeated="2" table:style-name="ce21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Compétence</text:p>
          </table:table-cell>
          <table:table-cell table:style-name="ce17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9" office:value-type="float" office:value="2">
            <text:p>2</text:p>
          </table:table-cell>
          <table:table-cell table:style-name="ce22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2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2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Loot</text:p>
          </table:table-cell>
          <table:table-cell table:style-name="ce17"/>
          <table:table-cell table:style-name="ce22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7" table:number-columns-spanned="2" table:number-rows-spanned="1"/>
          <table:covered-table-cell table:style-name="ce17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Type terrain</text:p>
            <text:p>/</text:p>
            <text:p>Type case</text:p>
          </table:table-cell>
          <table:table-cell table:style-name="ce17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17" table:number-columns-repeated="2"/>
          <table:table-cell table:style-name="ce16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spanned="3" table:number-rows-spanned="1"/>
          <table:covered-table-cell table:style-name="ce17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6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style-name="Default"/>
          <table:table-cell/>
          <table:table-cell table:style-name="ce3" office:value-type="string">
            <text:p>Main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6" office:value-type="float" office:value="4">
            <text:p>4</text:p>
          </table:table-cell>
          <table:table-cell table:style-name="ce16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6" office:value-type="float" office:value="2.5">
            <text:p>2,5</text:p>
          </table:table-cell>
          <table:table-cell table:style-name="ce17" table:number-columns-repeated="2"/>
          <table:table-cell table:style-name="ce22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2.5">
            <text:p>2,5</text:p>
          </table:table-cell>
          <table:table-cell table:style-name="ce16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6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16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IA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20" table:number-columns-spanned="2" table:number-rows-spanned="1"/>
          <table:covered-table-cell table:style-name="ce20"/>
          <table:table-cell table:style-name="ce22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1" office:value-type="float" office:value="3" table:number-columns-spanned="3" table:number-rows-spanned="1">
            <text:p>3</text:p>
          </table:table-cell>
          <table:covered-table-cell table:number-columns-repeated="2" table:style-name="ce21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21"/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Maquette IHM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6" office:value-type="float" office:value="1">
            <text:p>1</text:p>
          </table:table-cell>
          <table:table-cell table:style-name="ce16" office:value-type="float" office:value="0.5" table:number-columns-spanned="2" table:number-rows-spanned="1">
            <text:p>0,5</text:p>
          </table:table-cell>
          <table:covered-table-cell table:style-name="ce17"/>
          <table:table-cell table:style-name="ce17" table:number-columns-spanned="3" table:number-rows-spanned="1"/>
          <table:covered-table-cell table:style-name="ce17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Javadoc</text:p>
          </table:table-cell>
          <table:table-cell table:style-name="ce17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1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18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20"/>
          <table:table-cell table:style-name="ce21" office:value-type="float" office:value="1" table:number-columns-spanned="2" table:number-rows-spanned="1">
            <text:p>1</text:p>
          </table:table-cell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IHM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6"/>
          <table:table-cell table:style-name="ce21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19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Création des image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2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16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22" office:value-type="float" office:value="1.5">
            <text:p>1,5</text:p>
          </table:table-cell>
          <table:table-cell table:style-name="ce16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 table:number-columns-spanned="2" table:number-rows-spanned="1">
            <text:p>4</text:p>
          </table:table-cell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UML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1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21" office:value-type="float" office:value="5">
            <text:p>5</text:p>
          </table:table-cell>
          <table:table-cell table:style-name="ce22" office:value-type="float" office:value="0.5">
            <text:p>0,5</text:p>
          </table:table-cell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Règle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Reunion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1.5" table:number-columns-spanned="2" table:number-rows-spanned="1">
            <text:p>1,5</text:p>
          </table:table-cell>
          <table:covered-table-cell table:style-name="ce15"/>
          <table:table-cell table:style-name="ce15" office:value-type="float" office:value="1.5">
            <text:p>1,5</text:p>
          </table:table-cell>
          <table:table-cell table:style-name="ce15" office:value-type="float" office:value="1.5" table:number-columns-spanned="2" table:number-rows-spanned="1">
            <text:p>1,5</text:p>
          </table:table-cell>
          <table:covered-table-cell table:style-name="ce15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.5" table:number-columns-spanned="2" table:number-rows-spanned="1">
            <text:p>2,5</text:p>
          </table:table-cell>
          <table:covered-table-cell table:style-name="ce15"/>
          <table:table-cell table:style-name="ce15" office:value-type="float" office:value="1.5" table:number-columns-spanned="3" table:number-rows-spanned="1">
            <text:p>1,5</text:p>
          </table:table-cell>
          <table:covered-table-cell table:number-columns-repeated="2" table:style-name="ce15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2.5" table:number-columns-spanned="2" table:number-rows-spanned="1">
            <text:p>2,5</text:p>
          </table:table-cell>
          <table:covered-table-cell table:style-name="ce15"/>
          <table:table-cell table:style-name="ce15" office:value-type="float" office:value="2" table:number-columns-spanned="2" table:number-rows-spanned="1">
            <text:p>2</text:p>
          </table:table-cell>
          <table:covered-table-cell table:style-name="ce15"/>
          <table:table-cell table:style-name="ce15" office:value-type="float" office:value="1.5">
            <text:p>1,5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Tests / Essais</text:p>
          </table:table-cell>
          <table:table-cell table:style-name="ce17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19" office:value-type="float" office:value="1.5">
            <text:p>1,5</text:p>
          </table:table-cell>
          <table:table-cell table:style-name="ce22" office:value-type="float" office:value="2">
            <text:p>2</text:p>
          </table:table-cell>
          <table:table-cell table:style-name="ce19" office:value-type="float" office:value="1" table:number-columns-spanned="2" table:number-rows-spanned="1">
            <text:p>1</text:p>
          </table:table-cell>
          <table:covered-table-cell table:style-name="ce19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19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office:value-type="string">
            <text:p>Gestion de projet</text:p>
          </table:table-cell>
          <table:table-cell table:style-name="ce18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number-columns-repeated="2"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3" table:number-rows-spanned="1">
            <text:p>0,5</text:p>
          </table:table-cell>
          <table:covered-table-cell table:number-columns-repeated="2"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7"/>
          <table:table-cell table:style-name="ce15" office:value-type="float" office:value="0.5">
            <text:p>0,5</text:p>
          </table:table-cell>
          <table:table-cell table:number-columns-repeated="997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__Anonymous_Sheet_DB__1" table:target-range-address="Planning.C1:Planning.AA22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8/06/2019</text:date>, <text:time>02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3:49.449528368</meta:creation-date>
    <meta:editing-duration>PT2H15S</meta:editing-duration>
    <meta:editing-cycles>29</meta:editing-cycles>
    <meta:generator>OpenOffice/4.1.5$Win32 OpenOffice.org_project/415m1$Build-9789</meta:generator>
    <dc:date>2019-06-08T02:37:21.63</dc:date>
    <dc:creator>Rob </dc:creator>
    <meta:document-statistic meta:table-count="2" meta:cell-count="265" meta:object-count="0"/>
  </office:meta>
</office:document-meta>
</file>